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e3e25" officeooo:paragraph-rsid="00134d5b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20e7a6" officeooo:paragraph-rsid="00134d5b" style:font-size-asian="14pt" style:font-weight-asian="bold" style:font-size-complex="14pt" style:font-weight-complex="bold"/>
    </style:style>
    <style:style style:name="P3" style:family="paragraph" style:parent-style-name="Standard" style:master-page-name="">
      <loext:graphic-properties draw:fill="none"/>
      <style:paragraph-properties fo:margin-left="0.6cm" fo:margin-right="0cm" fo:text-align="start" style:justify-single-word="false" fo:text-indent="0cm" style:auto-text-indent="false" style:page-number="auto" fo:background-color="transparent"/>
      <style:text-properties officeooo:paragraph-rsid="00134d5b"/>
    </style:style>
    <style:style style:name="P4" style:family="paragraph" style:parent-style-name="Standard" style:master-page-name="">
      <loext:graphic-properties draw:fill="none"/>
      <style:paragraph-properties fo:margin-left="0.6cm" fo:margin-right="0cm" fo:text-align="start" style:justify-single-word="false" fo:text-indent="0cm" style:auto-text-indent="false" style:page-number="auto" fo:background-color="transparent"/>
      <style:text-properties officeooo:rsid="0020e7a6" officeooo:paragraph-rsid="00134d5b"/>
    </style:style>
    <style:style style:name="P5" style:family="paragraph" style:parent-style-name="Standard" style:master-page-name="">
      <loext:graphic-properties draw:fill="none"/>
      <style:paragraph-properties fo:margin-left="1.199cm" fo:margin-right="0cm" fo:text-align="start" style:justify-single-word="false" fo:text-indent="0cm" style:auto-text-indent="false" style:page-number="auto" fo:background-color="transparent"/>
      <style:text-properties officeooo:rsid="0020e7a6" officeooo:paragraph-rsid="00134d5b"/>
    </style:style>
    <style:style style:name="P6" style:family="paragraph" style:parent-style-name="Standard" style:master-page-name="">
      <style:paragraph-properties fo:text-align="center" style:justify-single-word="false" style:page-number="auto">
        <style:tab-stops>
          <style:tab-stop style:position="1.191cm"/>
        </style:tab-stops>
      </style:paragraph-properties>
      <style:text-properties fo:font-size="14pt" fo:font-weight="bold" officeooo:rsid="001e3e25" officeooo:paragraph-rsid="00134d5b" style:font-size-asian="14pt" style:font-weight-asian="bold" style:font-size-complex="14pt" style:font-weight-complex="bold"/>
    </style:style>
    <style:style style:name="P7" style:family="paragraph" style:parent-style-name="Standard">
      <loext:graphic-properties draw:fill="none"/>
      <style:paragraph-properties fo:margin-left="0.801cm" fo:margin-right="0cm" fo:text-align="start" style:justify-single-word="false" fo:text-indent="0cm" style:auto-text-indent="false" fo:background-color="transparent"/>
      <style:text-properties fo:font-size="14pt" fo:font-weight="normal" officeooo:rsid="0021b2da" officeooo:paragraph-rsid="00134d5b" style:font-size-asian="14pt" style:font-weight-asian="normal" style:font-size-complex="14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1e3e25" officeooo:paragraph-rsid="00134d5b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4pt" fo:font-weight="normal" officeooo:rsid="001e3e25" officeooo:paragraph-rsid="00134d5b" style:font-size-asian="14pt" style:font-weight-asian="normal" style:font-size-complex="14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4pt" fo:font-weight="normal" officeooo:rsid="001e3e25" officeooo:paragraph-rsid="00134d5b" style:font-size-asian="14pt" style:font-weight-asian="normal" style:font-size-complex="14pt" style:font-weight-complex="normal"/>
    </style:style>
    <style:style style:name="P11" style:family="paragraph" style:parent-style-name="Standard" style:list-style-name="L3">
      <loext:graphic-properties draw:fill="none"/>
      <style:paragraph-properties fo:text-align="start" style:justify-single-word="false" fo:background-color="transparent"/>
      <style:text-properties fo:font-size="14pt" fo:font-weight="normal" officeooo:rsid="0015a03f" officeooo:paragraph-rsid="0015a03f" style:font-size-asian="14pt" style:font-weight-asian="normal" style:font-size-complex="14pt" style:font-weight-complex="normal"/>
    </style:style>
    <style:style style:name="P12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fo:font-size="14pt" fo:font-weight="normal" officeooo:rsid="001e7f1e" officeooo:paragraph-rsid="00134d5b" style:font-size-asian="14pt" style:font-weight-asian="normal" style:font-size-complex="14pt" style:font-weight-complex="normal"/>
    </style:style>
    <style:style style:name="P13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fo:font-size="14pt" fo:font-weight="normal" officeooo:rsid="0006a7a7" officeooo:paragraph-rsid="001e2184" style:font-size-asian="14pt" style:font-weight-asian="normal" style:font-size-complex="14pt" style:font-weight-complex="normal"/>
    </style:style>
    <style:style style:name="P14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fo:font-size="14pt" fo:font-weight="normal" officeooo:rsid="0020e7a6" officeooo:paragraph-rsid="00134d5b" style:font-size-asian="14pt" style:font-weight-asian="normal" style:font-size-complex="14pt" style:font-weight-complex="normal"/>
    </style:style>
    <style:style style:name="P15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fo:font-size="14pt" fo:font-weight="normal" officeooo:rsid="0021b2da" officeooo:paragraph-rsid="00134d5b" style:font-size-asian="14pt" style:font-weight-asian="normal" style:font-size-complex="14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officeooo:paragraph-rsid="00134d5b"/>
    </style:style>
    <style:style style:name="P17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officeooo:paragraph-rsid="00134d5b"/>
    </style:style>
    <style:style style:name="P18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officeooo:paragraph-rsid="0018cfc1"/>
    </style:style>
    <style:style style:name="P19" style:family="paragraph" style:parent-style-name="Standard" style:list-style-name="L3">
      <loext:graphic-properties draw:fill="none"/>
      <style:paragraph-properties fo:text-align="start" style:justify-single-word="false" fo:background-color="transparent"/>
      <style:text-properties officeooo:rsid="0015a03f" officeooo:paragraph-rsid="0015a03f"/>
    </style:style>
    <style:style style:name="P20" style:family="paragraph" style:parent-style-name="Standard" style:list-style-name="L4">
      <loext:graphic-properties draw:fill="none"/>
      <style:paragraph-properties fo:text-align="center" style:justify-single-word="false" fo:background-color="transparent"/>
      <style:text-properties officeooo:paragraph-rsid="001e2184"/>
    </style:style>
    <style:style style:name="P21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officeooo:rsid="001a7ed5" officeooo:paragraph-rsid="001a7ed5"/>
    </style:style>
    <style:style style:name="P22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officeooo:rsid="0021b2da" officeooo:paragraph-rsid="00134d5b"/>
    </style:style>
    <style:style style:name="P23" style:family="paragraph" style:parent-style-name="Standard" style:list-style-name="L3" style:master-page-name="">
      <loext:graphic-properties draw:fill="none"/>
      <style:paragraph-properties fo:text-align="start" style:justify-single-word="false" style:page-number="auto" fo:background-color="transparent"/>
      <style:text-properties officeooo:rsid="0015a03f" officeooo:paragraph-rsid="0015a03f"/>
    </style:style>
    <style:style style:name="T1" style:family="text">
      <style:text-properties fo:font-size="14pt" fo:font-weight="normal" style:font-size-asian="14pt" style:font-weight-asian="normal" style:font-size-complex="14pt" style:font-weight-complex="normal"/>
    </style:style>
    <style:style style:name="T2" style:family="text">
      <style:text-properties fo:font-size="14pt" fo:font-weight="normal" officeooo:rsid="001e4cdf" style:font-size-asian="14pt" style:font-weight-asian="normal" style:font-size-complex="14pt" style:font-weight-complex="normal"/>
    </style:style>
    <style:style style:name="T3" style:family="text">
      <style:text-properties fo:font-size="14pt" fo:font-weight="normal" officeooo:rsid="001e7f1e" style:font-size-asian="14pt" style:font-weight-asian="normal" style:font-size-complex="14pt" style:font-weight-complex="normal"/>
    </style:style>
    <style:style style:name="T4" style:family="text">
      <style:text-properties fo:font-size="14pt" fo:font-weight="normal" officeooo:rsid="0020e7a6" style:font-size-asian="14pt" style:font-weight-asian="normal" style:font-size-complex="14pt" style:font-weight-complex="normal"/>
    </style:style>
    <style:style style:name="T5" style:family="text">
      <style:text-properties fo:font-size="14pt" fo:font-weight="normal" officeooo:rsid="001ef148" style:font-size-asian="14pt" style:font-weight-asian="normal" style:font-size-complex="14pt" style:font-weight-complex="normal"/>
    </style:style>
    <style:style style:name="T6" style:family="text">
      <style:text-properties fo:font-size="14pt" fo:font-weight="normal" officeooo:rsid="0021b2da" style:font-size-asian="14pt" style:font-weight-asian="normal" style:font-size-complex="14pt" style:font-weight-complex="normal"/>
    </style:style>
    <style:style style:name="T7" style:family="text">
      <style:text-properties fo:font-size="14pt" fo:font-weight="normal" officeooo:rsid="0015a03f" style:font-size-asian="14pt" style:font-weight-asian="normal" style:font-size-complex="14pt" style:font-weight-complex="normal"/>
    </style:style>
    <style:style style:name="T8" style:family="text">
      <style:text-properties fo:font-size="14pt" fo:font-weight="normal" officeooo:rsid="0017859d" style:font-size-asian="14pt" style:font-weight-asian="normal" style:font-size-complex="14pt" style:font-weight-complex="normal"/>
    </style:style>
    <style:style style:name="T9" style:family="text">
      <style:text-properties fo:font-size="14pt" fo:font-weight="normal" officeooo:rsid="0018cfc1" style:font-size-asian="14pt" style:font-weight-asian="normal" style:font-size-complex="14pt" style:font-weight-complex="normal"/>
    </style:style>
    <style:style style:name="T10" style:family="text">
      <style:text-properties fo:font-size="14pt" fo:font-weight="normal" officeooo:rsid="001a5b58" style:font-size-asian="14pt" style:font-weight-asian="normal" style:font-size-complex="14pt" style:font-weight-complex="normal"/>
    </style:style>
    <style:style style:name="T11" style:family="text">
      <style:text-properties fo:font-size="14pt" fo:font-weight="normal" officeooo:rsid="001a7ed5" style:font-size-asian="14pt" style:font-weight-asian="normal" style:font-size-complex="14pt" style:font-weight-complex="normal"/>
    </style:style>
    <style:style style:name="T12" style:family="text">
      <style:text-properties fo:font-size="14pt" fo:font-weight="normal" officeooo:rsid="001c6a70" style:font-size-asian="14pt" style:font-weight-asian="normal" style:font-size-complex="14pt" style:font-weight-complex="normal"/>
    </style:style>
    <style:style style:name="T13" style:family="text">
      <style:text-properties fo:font-size="14pt" fo:font-weight="normal" officeooo:rsid="001e2184" style:font-size-asian="14pt" style:font-weight-asian="normal" style:font-size-complex="14pt" style:font-weight-complex="normal"/>
    </style:style>
    <style:style style:name="T14" style:family="text">
      <style:text-properties fo:font-size="14pt" fo:font-weight="normal" officeooo:rsid="0006a7a7" style:font-size-asian="14pt" style:font-weight-asian="normal" style:font-size-complex="14pt" style:font-weight-complex="normal"/>
    </style:style>
    <style:style style:name="T15" style:family="text">
      <style:text-properties fo:font-size="14pt" fo:font-weight="normal" officeooo:rsid="001e7dae" style:font-size-asian="14pt" style:font-weight-asian="normal" style:font-size-complex="14pt" style:font-weight-complex="normal"/>
    </style:style>
    <style:style style:name="T16" style:family="text">
      <style:text-properties fo:font-size="14pt" fo:font-weight="normal" officeooo:rsid="002205f3" style:font-size-asian="14pt" style:font-weight-asian="normal" style:font-size-complex="14pt" style:font-weight-complex="normal"/>
    </style:style>
    <style:style style:name="T17" style:family="text">
      <style:text-properties fo:font-size="14pt" fo:font-weight="bold" style:font-size-asian="14pt" style:font-weight-asian="bold" style:font-size-complex="14pt" style:font-weight-complex="bold"/>
    </style:style>
    <style:style style:name="T18" style:family="text">
      <style:text-properties fo:font-size="14pt" fo:font-weight="bold" officeooo:rsid="0021b2da" style:font-size-asian="14pt" style:font-weight-asian="bold" style:font-size-complex="14pt" style:font-weight-complex="bold"/>
    </style:style>
    <style:style style:name="T19" style:family="text">
      <style:text-properties fo:font-size="14pt" fo:font-weight="bold" officeooo:rsid="001e7f1e" style:font-size-asian="14pt" style:font-weight-asian="bold" style:font-size-complex="14pt" style:font-weight-complex="bold"/>
    </style:style>
    <style:style style:name="T20" style:family="text">
      <style:text-properties fo:font-size="14pt" fo:font-weight="bold" officeooo:rsid="0020e7a6" style:font-size-asian="14pt" style:font-weight-asian="bold" style:font-size-complex="14pt" style:font-weight-complex="bold"/>
    </style:style>
    <style:style style:name="T21" style:family="text">
      <style:text-properties fo:font-size="14pt" fo:font-style="italic" fo:font-weight="normal" officeooo:rsid="0006a7a7" style:font-size-asian="14pt" style:font-style-asian="italic" style:font-weight-asian="normal" style:font-size-complex="14pt" style:font-style-complex="italic" style:font-weight-complex="normal"/>
    </style:style>
    <style:style style:name="T22" style:family="text">
      <style:text-properties fo:font-size="14pt" fo:font-style="italic" fo:font-weight="normal" officeooo:rsid="001e2184" style:font-size-asian="14pt" style:font-style-asian="italic" style:font-weight-asian="normal" style:font-size-complex="14pt" style:font-style-complex="italic" style:font-weight-complex="normal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1a7ed5" style:font-weight-asian="normal" style:font-weight-complex="normal"/>
    </style:style>
    <style:style style:name="T25" style:family="text">
      <style:text-properties fo:font-weight="normal" officeooo:rsid="002205f3" style:font-weight-asian="normal" style:font-weight-complex="normal"/>
    </style:style>
    <style:style style:name="T26" style:family="text">
      <style:text-properties officeooo:rsid="00148543"/>
    </style:style>
    <style:style style:name="T27" style:family="text">
      <style:text-properties officeooo:rsid="002205f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15cm" fo:text-indent="-0.635cm" fo:margin-left="4.71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5cm" fo:text-indent="-0.635cm" fo:margin-left="5.3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85cm" fo:text-indent="-0.635cm" fo:margin-left="5.98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2cm" fo:text-indent="-0.635cm" fo:margin-left="6.6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55cm" fo:text-indent="-0.635cm" fo:margin-left="7.25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9cm" fo:text-indent="-0.635cm" fo:margin-left="7.8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25cm" fo:text-indent="-0.635cm" fo:margin-left="8.52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6cm" fo:text-indent="-0.635cm" fo:margin-left="9.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795cm" fo:text-indent="-0.635cm" fo:margin-left="9.79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43cm" fo:text-indent="-0.635cm" fo:margin-left="10.43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69cm" fo:text-indent="-0.635cm" fo:margin-left="2.4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04cm" fo:text-indent="-0.635cm" fo:margin-left="3.1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39cm" fo:text-indent="-0.635cm" fo:margin-left="3.7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74cm" fo:text-indent="-0.635cm" fo:margin-left="4.3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09cm" fo:text-indent="-0.635cm" fo:margin-left="5.0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44cm" fo:text-indent="-0.635cm" fo:margin-left="5.6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79cm" fo:text-indent="-0.635cm" fo:margin-left="6.2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14cm" fo:text-indent="-0.635cm" fo:margin-left="6.9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49cm" fo:text-indent="-0.635cm" fo:margin-left="7.5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184cm" fo:text-indent="-0.635cm" fo:margin-left="8.184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69cm" fo:text-indent="-0.635cm" fo:margin-left="2.4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04cm" fo:text-indent="-0.635cm" fo:margin-left="3.1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39cm" fo:text-indent="-0.635cm" fo:margin-left="3.7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74cm" fo:text-indent="-0.635cm" fo:margin-left="4.3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09cm" fo:text-indent="-0.635cm" fo:margin-left="5.0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44cm" fo:text-indent="-0.635cm" fo:margin-left="5.6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79cm" fo:text-indent="-0.635cm" fo:margin-left="6.2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14cm" fo:text-indent="-0.635cm" fo:margin-left="6.9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49cm" fo:text-indent="-0.635cm" fo:margin-left="7.5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184cm" fo:text-indent="-0.635cm" fo:margin-left="8.184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neesh_MRPP_<text:span text:style-name="T26">2</text:span></text:p>
      <text:p text:style-name="P1"/>
      <text:p text:style-name="P2"><text:span text:style-name="T25">No P2P</text:span><text:span text:style-name="T24"> </text:span><text:span text:style-name="T23">communication b/w </text:span><text:span text:style-name="T25">agents.</text:span><text:span text:style-name="T23"> </text:span><text:span text:style-name="T24">(shared true idleness) </text:span><text:span text:style-name="T23">, next node decided by </text:span><text:span text:style-name="T24">product of expected</text:span><text:span text:style-name="T23"> idl</text:span><text:span text:style-name="T24">e</text:span><text:span text:style-name="T23">ness </text:span><text:span text:style-name="T24">(</text:span><text:span text:style-name="T23">as perceived by bot</text:span><text:span text:style-name="T24">) and value coefficient</text:span></text:p>
      <text:p text:style-name="P1"/>
      <text:list xml:id="list2182256764" text:style-name="L1">
        <text:list-item>
          <text:p text:style-name="P8"><text:span text:style-name="T1">Initialize a node named </text:span><text:span text:style-name="T16">AN</text:span><text:span text:style-name="T1">_MRPP</text:span></text:p>
        </text:list-item>
        <text:list-item>
          <text:p text:style-name="P9">Get the path of mrpp_sumo in the local computer</text:p>
        </text:list-item>
        <text:list-item>
          <text:p text:style-name="P9">Get parameters from YAML file (/graph, /init_bots)</text:p>
        </text:list-item>
        <text:list-item>
          <text:p text:style-name="P8"><text:span text:style-name="T1">Create a graph using n</text:span><text:span text:style-name="T7">etwork</text:span><text:span text:style-name="T1">x</text:span></text:p>
        </text:list-item>
        <text:list-item>
          <text:p text:style-name="P9">Create a variable of the class <text:span text:style-name="T27">AN</text:span>_MRPP</text:p>
        </text:list-item>
      </text:list>
      <text:list xml:id="list3374344115" text:style-name="L2">
        <text:list-item>
          <text:p text:style-name="P10">Initialize the class with graph and no. Of bots</text:p>
        </text:list-item>
        <text:list-item>
          <text:p text:style-name="P16"><text:span text:style-name="T2">create object</text:span><text:span text:style-name="T7">s</text:span><text:span text:style-name="T2"> of th</text:span><text:span text:style-name="T7">is</text:span><text:span text:style-name="T2"> class: </text:span></text:p>
        </text:list-item>
      </text:list>
      <text:list xml:id="list1697102776" text:style-name="L3">
        <text:list-item>
          <text:p text:style-name="P23"><text:span text:style-name="T7">n</text:span><text:span text:style-name="T1">odes</text:span></text:p>
        </text:list-item>
        <text:list-item>
          <text:p text:style-name="P19"><text:span text:style-name="T1">expected idleness : instantaneous node idleness perceived by <text:tab/><text:tab/><text:tab/>each bot. </text:span><text:span text:style-name="T8">Initialize to 0</text:span></text:p>
        </text:list-item>
        <text:list-item>
          <text:p text:style-name="P11">true idleness : actual instantaneous idleness of the node</text:p>
        </text:list-item>
        <text:list-item>
          <text:p text:style-name="P11">value coefficient : value for a robot for particular edge 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19"><text:span text:style-name="T7">(</text:span><text:span text:style-name="T1">node i to node j) </text:span><text:span text:style-name="T8">initialize to 1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1">current node and old node</text:p>
        </text:list-item>
      </text:list>
      <text:p text:style-name="P3"><text:span text:style-name="T2">6. Start a subscriber node which reads the AtNode msg (time </text:span><text:span text:style-name="T3">stamp</text:span><text:span text:style-name="T2">,node ID,robot ID) as input and runs a callback_idle function. </text:span><text:span text:style-name="T3">This is called by whenever any robot/</text:span><text:span text:style-name="T4">robots</text:span><text:span text:style-name="T3"> reach a node and update its idleness</text:span></text:p>
      <text:list xml:id="list3775286267" text:style-name="L4">
        <text:list-item>
          <text:p text:style-name="P12">dev is the time taken for this bot to travel from its prev node to this node</text:p>
        </text:list-item>
        <text:list-item>
          <text:p text:style-name="P17"><text:span text:style-name="T9">Firstly, for all</text:span><text:span text:style-name="T3"> bots </text:span><text:span text:style-name="T9">&amp; </text:span><text:span text:style-name="T5">all</text:span><text:span text:style-name="T3"> nodes, </text:span><text:span text:style-name="T9">increase expected </text:span><text:span text:style-name="T3">idleness </text:span><text:span text:style-name="T9">and true idleness</text:span><text:span text:style-name="T3"> by dev</text:span></text:p>
        </text:list-item>
        <text:list-item>
          <text:p text:style-name="P18"><text:span text:style-name="T4">for </text:span><text:span text:style-name="T18">all </text:span><text:span text:style-name="T19">th</text:span><text:span text:style-name="T20">e bots</text:span><text:span text:style-name="T4"> which reached a node at this instant,</text:span><text:span text:style-name="T9"> for each bot </text:span><text:span text:style-name="T10">compare </text:span><text:span text:style-name="T9">the expected idleness </text:span><text:span text:style-name="T10">of the node</text:span><text:span text:style-name="T9"> </text:span><text:span text:style-name="T10">with</text:span><text:span text:style-name="T9"> true idleness of the node. If </text:span><text:span text:style-name="T13">e</text:span><text:span text:style-name="T10">xpected </text:span><text:span text:style-name="T9">is more reduce the value coeffcient of that edge </text:span><text:span text:style-name="T15">(old node to current node)</text:span><text:span text:style-name="T9"> proportionately.</text:span></text:p>
          <text:p text:style-name="P13">So when the expected idleness is more than the true value for a particular edge, we decrease the value coeff by </text:p>
          <text:p text:style-name="P20"><text:span text:style-name="T21">d= </text:span><text:span text:style-name="T22">((</text:span><text:span text:style-name="T21">0.</text:span><text:span text:style-name="T22">9)^ t)</text:span><text:span text:style-name="T21">* (expect – true)/(expect) </text:span></text:p>
          <text:p text:style-name="P20"><text:span text:style-name="T21">w</text:span><text:span text:style-name="T14">here, expect is the expected idleness and true is true idleness</text:span></text:p>
        </text:list-item>
        <text:list-item>
          <text:p text:style-name="P17"><text:span text:style-name="T4">for </text:span><text:span text:style-name="T18">all </text:span><text:span text:style-name="T19">th</text:span><text:span text:style-name="T20">e bots</text:span><text:span text:style-name="T4"> which reached a node at this instant, </text:span><text:span text:style-name="T9">expected idleness and true idleness of those nodes is zero</text:span></text:p>
          <text:p text:style-name="P14"/>
        </text:list-item>
      </text:list>
      <text:p text:style-name="P4"><text:span text:style-name="T1">7. </text:span><text:span text:style-name="T17">ALGORITHM</text:span></text:p>
      <text:p text:style-name="P5"><text:span text:style-name="T1">start a service node which can read and write to the NextTaskBot srv file (reads time stamp, </text:span><text:span text:style-name="T6">current nodeID, robot ID) (writes the time it departs, task) and runs the callback_next_task function. This is called by any one robot which is currently at a node.</text:span></text:p>
      <text:list xml:id="list2191862759" text:style-name="L5">
        <text:list-item>
          <text:p text:style-name="P21"><text:span text:style-name="T6">E</text:span><text:span text:style-name="T1">ffective idleness is given by the product of expected idleness and value coeffcient along that edge</text:span></text:p>
        </text:list-item>
      </text:list>
      <text:list xml:id="list1193960642" text:style-name="L6">
        <text:list-item>
          <text:p text:style-name="P22"><text:span text:style-name="T1">Compare the </text:span><text:span text:style-name="T11">effective </text:span><text:span text:style-name="T1">idleness of all neighbouring nodes as perceived by the robot. Move to the node with highest </text:span><text:span text:style-name="T11">effective </text:span><text:span text:style-name="T1">idleness</text:span></text:p>
        </text:list-item>
        <text:list-item>
          <text:p text:style-name="P15"><text:soft-page-break/>Task is [current node, next node] </text:p>
          <text:p text:style-name="P15"/>
        </text:list-item>
      </text:list>
      <text:p text:style-name="P7">8. Start a service node which can read and write to the AlgoReady srv file (reads algo name)(writes ready). This is just to ensure that the correct algorithm is being execut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8T10:38:19.841616554</meta:creation-date>
    <dc:date>2021-06-01T13:59:30.733926935</dc:date>
    <meta:editing-duration>PT1H19M7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2" meta:paragraph-count="31" meta:word-count="432" meta:character-count="2393" meta:non-whitespace-character-count="2005"/>
  </office:meta>
</office:document-meta>
</file>